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81000000974535FC1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sans-serif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</office:font-face-decls>
  <office:automatic-styles>
    <style:style style:name="P1" style:family="paragraph" style:parent-style-name="Standard">
      <style:paragraph-properties fo:margin-top="0.176cm" fo:margin-bottom="0cm" style:contextual-spacing="false" fo:line-height="100%" fo:text-align="justify" style:justify-single-word="false"/>
    </style:style>
    <style:style style:name="P2" style:family="paragraph" style:parent-style-name="Standard">
      <style:paragraph-properties fo:margin-top="0.176cm" fo:margin-bottom="0cm" style:contextual-spacing="false" fo:line-height="100%" fo:text-align="justify" style:justify-single-word="false"/>
      <style:text-properties officeooo:paragraph-rsid="000caa4b"/>
    </style:style>
    <style:style style:name="P3" style:family="paragraph" style:parent-style-name="Standard">
      <style:paragraph-properties fo:margin-top="0.176cm" fo:margin-bottom="0cm" style:contextual-spacing="false" fo:line-height="100%" fo:text-align="justify" style:justify-single-word="false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.176cm" fo:margin-bottom="0cm" style:contextual-spacing="false" fo:line-height="100%" fo:text-align="justify" style:justify-single-word="false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6" style:family="paragraph" style:parent-style-name="Standard">
      <style:paragraph-properties fo:margin-top="0.176cm" fo:margin-bottom="0cm" style:contextual-spacing="false" fo:line-height="100%" fo:text-align="justify" style:justify-single-word="false"/>
      <style:text-properties officeooo:rsid="000caa4b" officeooo:paragraph-rsid="000caa4b"/>
    </style:style>
    <style:style style:name="P7" style:family="paragraph" style:parent-style-name="Text_20_body" style:master-page-name="Standard">
      <style:paragraph-properties fo:margin-top="0.176cm" fo:margin-bottom="0cm" style:contextual-spacing="false" fo:line-height="100%" fo:text-align="justify" style:justify-single-word="false" style:page-number="1" fo:keep-with-next="always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left="0cm" fo:margin-right="0cm" fo:margin-top="0.176cm" fo:margin-bottom="0cm" style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9" style:family="paragraph" style:parent-style-name="Standard">
      <style:paragraph-properties fo:margin-top="0.176cm" fo:margin-bottom="0cm" style:contextual-spacing="false" fo:line-height="100%" fo:text-align="justify" style:justify-single-word="false"/>
      <style:text-properties officeooo:paragraph-rsid="000caa4b"/>
    </style:style>
    <style:style style:name="P10" style:family="paragraph" style:parent-style-name="Standard">
      <style:paragraph-properties fo:margin-top="0.176cm" fo:margin-bottom="0cm" style:contextual-spacing="false" fo:line-height="100%" fo:text-align="justify" style:justify-single-word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#ffffff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1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officeooo:rsid="000caa4b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docs-internal-guid-1a869812-7fff-11df-21a6-2cb4383dcd6c"/>EXERCÍCIOS:</text:p>
      <text:p text:style-name="Text_20_body"/>
      <text:p text:style-name="P5">Para verificar se as consultas estão corretas, utilize o banco de dados chamado codeacademy que foi disponibilizado.</text:p>
      <text:p text:style-name="P8">Desenvolva consultas usando junção para:</text:p>
      <text:p text:style-name="P4"><text:bookmark text:name="docs-internal-guid-a740efa2-7fff-3f84-e347-86b33c3d841d"/><text:span text:style-name="T4">1. </text:span>Apresentar os pedidos realizados no ano de 2014. Campos: código do pedido, data de realização, data de entrega e nome fantasia do fornecedor. Usar junção natural.</text:p>
      <text:p text:style-name="P2">SELECT </text:p>
      <text:p text:style-name="P2"><text:s text:c="4"/>p.codPedido,</text:p>
      <text:p text:style-name="P2"><text:s text:c="4"/>p.dataRealizacao,</text:p>
      <text:p text:style-name="P2"><text:s text:c="4"/>p.dataEntrega,</text:p>
      <text:p text:style-name="P2"><text:s text:c="4"/>f.nomeFantasia</text:p>
      <text:p text:style-name="P2">FROM</text:p>
      <text:p text:style-name="P2"><text:s text:c="4"/>pedido p</text:p>
      <text:p text:style-name="P2">NATURAL JOIN</text:p>
      <text:p text:style-name="P2"><text:s text:c="4"/>fornecedor f</text:p>
      <text:p text:style-name="P2">WHERE</text:p>
      <text:p text:style-name="P2"><text:s text:c="4"/>YEAR(p.dataRealizacao) = 2014;</text:p>
      <text:p text:style-name="P1"/>
      <text:p text:style-name="P3"><text:bookmark text:name="docs-internal-guid-0c736daf-7fff-82f0-ff60-bd604f4efa53"/><text:span text:style-name="T4">2.</text:span>Listar os vendedores da cidade de ‘Apucarana’. Campos: nome do vendedor, data de nascimento, nome da cidade. Usar equi-junção.</text:p>
      <text:p text:style-name="P1">SELECT </text:p>
      <text:p text:style-name="P1"><text:s text:c="4"/>v.nome,</text:p>
      <text:p text:style-name="P1"><text:s text:c="4"/>v.dataNascimento,</text:p>
      <text:p text:style-name="P1"><text:s text:c="4"/>c.nome</text:p>
      <text:p text:style-name="P1">FROM </text:p>
      <text:p text:style-name="P1"><text:s text:c="4"/>vendedor v</text:p>
      <text:p text:style-name="P1">JOIN </text:p>
      <text:p text:style-name="P1"><text:s text:c="4"/>cidade c ON v.codCidade = c.codCidade</text:p>
      <text:p text:style-name="P1">WHERE </text:p>
      <text:p text:style-name="P1"><text:s text:c="4"/>c.nome = 'Apucarana';</text:p>
      <text:p text:style-name="P1"/>
      <text:p text:style-name="P2"><text:span text:style-name="T4">3.</text:span><text:bookmark text:name="docs-internal-guid-8eed0181-7fff-af9d-d650-ccc031f977ca"/><text:span text:style-name="T1">Listar as informações das vendas do produto ‘Cal’. Campos: código da venda, data da venda, nome do vendedor, número do lote, descrição do produto. Usar junção natural.</text:span></text:p>
      <text:p text:style-name="P1">SELECT</text:p>
      <text:p text:style-name="P1"><text:s text:c="4"/>v.codVenda,</text:p>
      <text:p text:style-name="P1"><text:s text:c="4"/>v.dataVenda,</text:p>
      <text:p text:style-name="P1"><text:s text:c="4"/>ve.nome,</text:p>
      <text:p text:style-name="P1"><text:s text:c="4"/>pl.numeroLote,</text:p>
      <text:p text:style-name="P1"><text:s text:c="4"/>p.descricao</text:p>
      <text:p text:style-name="P1"><text:soft-page-break/>FROM</text:p>
      <text:p text:style-name="P1"><text:s text:c="4"/>venda v</text:p>
      <text:p text:style-name="P1">NATURAL JOIN</text:p>
      <text:p text:style-name="P1"><text:s text:c="4"/>vendedor ve</text:p>
      <text:p text:style-name="P1">NATURAL JOIN</text:p>
      <text:p text:style-name="P1"><text:s text:c="4"/>produto p</text:p>
      <text:p text:style-name="P1">NATURAL JOIN</text:p>
      <text:p text:style-name="P1"><text:tab/>produtoLote pl</text:p>
      <text:p text:style-name="P1">WHERE</text:p>
      <text:p text:style-name="P1"><text:s text:c="4"/>p.descricao = 'cal';</text:p>
      <text:p text:style-name="P1"/>
      <text:p text:style-name="P2"><text:span text:style-name="T4">4.</text:span><text:bookmark text:name="docs-internal-guid-1ce115c2-7fff-f086-a160-0ade5d554fa8"/><text:span text:style-name="T1">Listar as informações dos produtos da classe ‘</text:span><text:span text:style-name="T2">Acabamentos</text:span><text:span text:style-name="T3">’</text:span><text:span text:style-name="T1">. Campos: sigla da classe, nome da classe, código do produto, descrição, estoque mínimo.</text:span></text:p>
      <text:p text:style-name="P1">SELECT</text:p>
      <text:p text:style-name="P1"><text:s text:c="4"/>c.sigla,</text:p>
      <text:p text:style-name="P1"><text:s text:c="4"/>c.nome,</text:p>
      <text:p text:style-name="P1"><text:s text:c="4"/>p.codProduto,</text:p>
      <text:p text:style-name="P1"><text:s text:c="4"/>p.descricao,</text:p>
      <text:p text:style-name="P1"><text:s text:c="4"/>p.estoqueMinimo</text:p>
      <text:p text:style-name="P1">FROM</text:p>
      <text:p text:style-name="P1"><text:s text:c="4"/>classe c</text:p>
      <text:p text:style-name="P1">NATURAL JOIN</text:p>
      <text:p text:style-name="P1"><text:s text:c="4"/>produto p</text:p>
      <text:p text:style-name="P1">WHERE</text:p>
      <text:p text:style-name="P1"><text:s text:c="4"/>c.nome = 'Acabamentos';</text:p>
      <text:p text:style-name="P1"/>
      <text:p text:style-name="P2"><text:span text:style-name="T4">5.</text:span><text:bookmark text:name="docs-internal-guid-8ae7ce94-7fff-1257-768e-fc110a9d9798"/><text:span text:style-name="T1">Listar as informações dos pedidos do fornecedor ‘</text:span><text:span text:style-name="T2">Incepa’. </text:span><text:span text:style-name="T1">Campos: Nome Fantasia do fornecedor, código do pedido, data de realização, data da entrega.</text:span></text:p>
      <text:p text:style-name="P1">SELECT</text:p>
      <text:p text:style-name="P1"><text:s text:c="4"/>f.nomeFantasia,</text:p>
      <text:p text:style-name="P1"><text:s text:c="4"/>pe.codPedido,</text:p>
      <text:p text:style-name="P1"><text:s text:c="4"/>pe.dataRealizacao,</text:p>
      <text:p text:style-name="P1"><text:s text:c="4"/>pe.dataEntrega</text:p>
      <text:p text:style-name="P1">FROM</text:p>
      <text:p text:style-name="P1"><text:s text:c="4"/>fornecedor f</text:p>
      <text:p text:style-name="P1">NATURAL JOIN</text:p>
      <text:p text:style-name="P1"><text:s text:c="4"/>produto p</text:p>
      <text:p text:style-name="P1">NATURAL JOIN</text:p>
      <text:p text:style-name="P1"><text:tab/>pedido pe</text:p>
      <text:p text:style-name="P1"/>
      <text:p text:style-name="P2"><text:soft-page-break/><text:span text:style-name="T4">6.</text:span><text:bookmark text:name="docs-internal-guid-50a36643-7fff-2b6f-b33c-456b67bba801"/><text:span text:style-name="T1">Apresentar todos os produtos, e quando existirem, as vendas relativas ao produto. Campos: código do produto, descrição do produto, código da venda.  USAR LEFT JOIN</text:span></text:p>
      <text:p text:style-name="P1">SELECT</text:p>
      <text:p text:style-name="P1"><text:s text:c="4"/>p.codProduto,</text:p>
      <text:p text:style-name="P1"><text:s text:c="4"/>p.descricao,</text:p>
      <text:p text:style-name="P1"><text:s text:c="4"/>v.codVenda</text:p>
      <text:p text:style-name="P1">FROM</text:p>
      <text:p text:style-name="P1"><text:s text:c="4"/>produto p</text:p>
      <text:p text:style-name="P1">LEFT JOIN</text:p>
      <text:p text:style-name="P1"><text:s text:c="4"/>venda v on p.codProduto = v.codVenda;</text:p>
      <text:p text:style-name="P1"/>
      <text:p text:style-name="P2"><text:span text:style-name="T4">7. </text:span><text:bookmark text:name="docs-internal-guid-643b528e-7fff-5917-a044-47df3390a20b"/><text:span text:style-name="T1">Apresentar todos os fornecedores cadastrados, e quando existirem, os seus pedidos. Campos: nome fantasia do fornecedor, código do pedido, data de entrega do pedido. USAR LEFT JOIN</text:span></text:p>
      <text:p text:style-name="P2"><text:span text:style-name="T1"/></text:p>
      <text:p text:style-name="P1">SELECT</text:p>
      <text:p text:style-name="P1"><text:s text:c="4"/>f.nomeFantasia,</text:p>
      <text:p text:style-name="P1"><text:s text:c="4"/>p.codPedido,</text:p>
      <text:p text:style-name="P1"><text:s text:c="4"/>p.dataEntrega</text:p>
      <text:p text:style-name="P1">FROM</text:p>
      <text:p text:style-name="P1"><text:s text:c="4"/>fornecedor f</text:p>
      <text:p text:style-name="P1">LEFT JOIN </text:p>
      <text:p text:style-name="P1"><text:s text:c="4"/>pedido p ON f.codFornecedor = p.codFornecedor;</text:p>
      <text:p text:style-name="P1"/>
      <text:p text:style-name="P2"><text:span text:style-name="T4">8.</text:span><text:bookmark text:name="docs-internal-guid-1ccc85d8-7fff-a5b3-3aaf-1f92b6dba66a"/><text:span text:style-name="T1">Apresentar todos os departamentos, e seus vendedores. Apresentar também os departamentos que não possuem vendedores. Campos: nome do departamento, localização, nome do funcionário, data de nascimento. USAR RIGHT JOIN</text:span></text:p>
      <text:p text:style-name="P6"/>
      <text:p text:style-name="P1">SELECT </text:p>
      <text:p text:style-name="P1"><text:s text:c="4"/>d.nome,</text:p>
      <text:p text:style-name="P1"><text:s text:c="4"/>d.localizacao,</text:p>
      <text:p text:style-name="P1"><text:s text:c="4"/>v.nome,</text:p>
      <text:p text:style-name="P1"><text:s text:c="4"/>v.dataNascimento</text:p>
      <text:p text:style-name="P1">FROM</text:p>
      <text:p text:style-name="P1"><text:s text:c="4"/>departamento d</text:p>
      <text:p text:style-name="P1">RIGHT JOIN</text:p>
      <text:p text:style-name="P1"><text:s text:c="4"/>vendedor v on d.codDepartamento = v.codDepartamento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sans-serif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ListLabel_20_1" style:display-name="ListLabel 1" style:family="text">
      <style:text-properties style:text-position="0% 100%" fo:font-size="11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2" style:display-name="ListLabel 2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3" style:display-name="ListLabel 3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4" style:display-name="ListLabel 4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5" style:display-name="ListLabel 5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6" style:display-name="ListLabel 6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7" style:display-name="ListLabel 7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8" style:display-name="ListLabel 8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9" style:display-name="ListLabel 9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10" style:display-name="ListLabel 10" style:family="text">
      <style:text-properties style:text-position="0% 100%"/>
    </style:style>
    <style:style style:name="ListLabel_20_11" style:display-name="ListLabel 11" style:family="text">
      <style:text-properties style:text-position="0% 100%" style:font-name="Times New Roman" fo:font-family="'Times New Roman'" style:font-family-generic="roman" style:font-pitch="variable"/>
    </style:style>
    <style:style style:name="ListLabel_20_12" style:display-name="ListLabel 12" style:family="text">
      <style:text-properties style:text-position="0% 100%"/>
    </style:style>
    <style:style style:name="ListLabel_20_13" style:display-name="ListLabel 13" style:family="text">
      <style:text-properties style:text-position="0% 100%"/>
    </style:style>
    <style:style style:name="ListLabel_20_14" style:display-name="ListLabel 14" style:family="text">
      <style:text-properties style:text-position="0% 100%"/>
    </style:style>
    <style:style style:name="ListLabel_20_15" style:display-name="ListLabel 15" style:family="text">
      <style:text-properties style:text-position="0% 100%"/>
    </style:style>
    <style:style style:name="ListLabel_20_16" style:display-name="ListLabel 16" style:family="text">
      <style:text-properties style:text-position="0% 100%"/>
    </style:style>
    <style:style style:name="ListLabel_20_17" style:display-name="ListLabel 17" style:family="text">
      <style:text-properties style:text-position="0% 100%"/>
    </style:style>
    <style:style style:name="ListLabel_20_18" style:display-name="ListLabel 18" style:family="text">
      <style:text-properties style:text-position="0% 100%"/>
    </style:style>
    <style:style style:name="ListLabel_20_19" style:display-name="ListLabel 19" style:family="text">
      <style:text-properties style:text-position="0% 100%" fo:font-size="11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20" style:display-name="ListLabel 20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21" style:display-name="ListLabel 21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22" style:display-name="ListLabel 22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23" style:display-name="ListLabel 23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24" style:display-name="ListLabel 24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25" style:display-name="ListLabel 25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26" style:display-name="ListLabel 26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27" style:display-name="ListLabel 27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28" style:display-name="ListLabel 28" style:family="text">
      <style:text-properties style:font-name="Arial" fo:font-family="Arial" style:font-family-generic="roman" style:font-pitch="variable" fo:font-size="11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9" style:display-name="ListLabel 29" style:family="text">
      <style:text-properties fo:font-size="10pt" style:font-name-asian="Courier New" style:font-family-asian="'Courier New'" style:font-family-generic-asian="system" style:font-pitch-asian="variable" style:font-size-asian="10pt" style:font-name-complex="Courier New" style:font-family-complex="'Courier New'" style:font-family-generic-complex="system" style:font-pitch-complex="variable" style:font-size-complex="10pt"/>
    </style:style>
    <style:style style:name="ListLabel_20_30" style:display-name="ListLabel 30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1" style:display-name="ListLabel 31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2" style:display-name="ListLabel 32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3" style:display-name="ListLabel 33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4" style:display-name="ListLabel 34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5" style:display-name="ListLabel 35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6" style:display-name="ListLabel 36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7" style:display-name="ListLabel 37" style:family="text">
      <style:text-properties style:text-position="0% 100%" fo:font-size="11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38" style:display-name="ListLabel 38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39" style:display-name="ListLabel 39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40" style:display-name="ListLabel 40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41" style:display-name="ListLabel 41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42" style:display-name="ListLabel 42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43" style:display-name="ListLabel 43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44" style:display-name="ListLabel 44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45" style:display-name="ListLabel 45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46" style:display-name="ListLabel 46" style:family="text">
      <style:text-properties style:font-name="Arial" fo:font-family="Arial" style:font-family-generic="roman" style:font-pitch="variable" fo:font-size="11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47" style:display-name="ListLabel 47" style:family="text">
      <style:text-properties fo:font-size="10pt" style:font-name-asian="Courier New" style:font-family-asian="'Courier New'" style:font-family-generic-asian="system" style:font-pitch-asian="variable" style:font-size-asian="10pt" style:font-name-complex="Courier New" style:font-family-complex="'Courier New'" style:font-family-generic-complex="system" style:font-pitch-complex="variable" style:font-size-complex="10pt"/>
    </style:style>
    <style:style style:name="ListLabel_20_48" style:display-name="ListLabel 48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49" style:display-name="ListLabel 49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50" style:display-name="ListLabel 50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51" style:display-name="ListLabel 51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52" style:display-name="ListLabel 52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53" style:display-name="ListLabel 53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54" style:display-name="ListLabel 54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/>
      </text:list-level-style-bullet>
      <text:list-level-style-bullet text:level="3" text:style-name="ListLabel_20_3" loext:num-list-format="%3%▪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/>
      </text:list-level-style-bullet>
      <text:list-level-style-bullet text:level="4" text:style-name="ListLabel_20_4" loext:num-list-format="%4%▪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/>
      </text:list-level-style-bullet>
      <text:list-level-style-bullet text:level="5" text:style-name="ListLabel_20_5" loext:num-list-format="%5%▪" style:num-suffix="▪" text:bullet-char="▪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/>
      </text:list-level-style-bullet>
      <text:list-level-style-bullet text:level="6" text:style-name="ListLabel_20_6" loext:num-list-format="%6%▪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fo:font-family="Arial"/>
      </text:list-level-style-bullet>
      <text:list-level-style-bullet text:level="7" text:style-name="ListLabel_20_7" loext:num-list-format="%7%▪" style:num-suffix="▪" text:bullet-char="▪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fo:font-family="Arial"/>
      </text:list-level-style-bullet>
      <text:list-level-style-bullet text:level="8" text:style-name="ListLabel_20_8" loext:num-list-format="%8%▪" style:num-suffix="▪" text:bullet-char="▪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fo:font-family="Arial"/>
      </text:list-level-style-bullet>
      <text:list-level-style-bullet text:level="9" text:style-name="ListLabel_20_9" loext:num-list-format="%9%▪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/>
      </text:list-level-style-bullet>
      <text:list-level-style-bullet text:level="2" text:style-name="ListLabel_20_20" loext:num-list-format="%2%o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/>
      </text:list-level-style-bullet>
      <text:list-level-style-bullet text:level="3" text:style-name="ListLabel_20_21" loext:num-list-format="%3%▪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/>
      </text:list-level-style-bullet>
      <text:list-level-style-bullet text:level="4" text:style-name="ListLabel_20_22" loext:num-list-format="%4%▪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/>
      </text:list-level-style-bullet>
      <text:list-level-style-bullet text:level="5" text:style-name="ListLabel_20_23" loext:num-list-format="%5%▪" style:num-suffix="▪" text:bullet-char="▪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/>
      </text:list-level-style-bullet>
      <text:list-level-style-bullet text:level="6" text:style-name="ListLabel_20_24" loext:num-list-format="%6%▪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fo:font-family="Arial"/>
      </text:list-level-style-bullet>
      <text:list-level-style-bullet text:level="7" text:style-name="ListLabel_20_25" loext:num-list-format="%7%▪" style:num-suffix="▪" text:bullet-char="▪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fo:font-family="Arial"/>
      </text:list-level-style-bullet>
      <text:list-level-style-bullet text:level="8" text:style-name="ListLabel_20_26" loext:num-list-format="%8%▪" style:num-suffix="▪" text:bullet-char="▪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fo:font-family="Arial"/>
      </text:list-level-style-bullet>
      <text:list-level-style-bullet text:level="9" text:style-name="ListLabel_20_27" loext:num-list-format="%9%▪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31" loext:num-list-format="%4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2" loext:num-list-format="%5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33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34" loext:num-list-format="%7%▪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35" loext:num-list-format="%8%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36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/>
      </text:list-level-style-bullet>
      <text:list-level-style-bullet text:level="2" text:style-name="ListLabel_20_38" loext:num-list-format="%2%o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/>
      </text:list-level-style-bullet>
      <text:list-level-style-bullet text:level="3" text:style-name="ListLabel_20_39" loext:num-list-format="%3%▪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/>
      </text:list-level-style-bullet>
      <text:list-level-style-bullet text:level="4" text:style-name="ListLabel_20_40" loext:num-list-format="%4%▪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/>
      </text:list-level-style-bullet>
      <text:list-level-style-bullet text:level="5" text:style-name="ListLabel_20_41" loext:num-list-format="%5%▪" style:num-suffix="▪" text:bullet-char="▪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/>
      </text:list-level-style-bullet>
      <text:list-level-style-bullet text:level="6" text:style-name="ListLabel_20_42" loext:num-list-format="%6%▪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fo:font-family="Arial"/>
      </text:list-level-style-bullet>
      <text:list-level-style-bullet text:level="7" text:style-name="ListLabel_20_43" loext:num-list-format="%7%▪" style:num-suffix="▪" text:bullet-char="▪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fo:font-family="Arial"/>
      </text:list-level-style-bullet>
      <text:list-level-style-bullet text:level="8" text:style-name="ListLabel_20_44" loext:num-list-format="%8%▪" style:num-suffix="▪" text:bullet-char="▪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fo:font-family="Arial"/>
      </text:list-level-style-bullet>
      <text:list-level-style-bullet text:level="9" text:style-name="ListLabel_20_45" loext:num-list-format="%9%▪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4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9" loext:num-list-format="%4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0" loext:num-list-format="%5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51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52" loext:num-list-format="%7%▪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53" loext:num-list-format="%8%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54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frame draw:style-name="Mfr1" draw:name="image1.png" text:anchor-type="char" svg:x="-2.558cm" svg:y="-1.27cm" svg:width="21.027cm" svg:height="2.237cm" draw:z-index="2"><draw:image xlink:href="Pictures/1000000100000581000000974535FC17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date>2024-09-23T16:08:28.273022092</dc:date>
    <meta:editing-duration>PT18M1S</meta:editing-duration>
    <meta:editing-cycles>2</meta:editing-cycles>
    <meta:document-statistic meta:table-count="0" meta:image-count="1" meta:object-count="0" meta:page-count="3" meta:paragraph-count="96" meta:word-count="359" meta:character-count="2722" meta:non-whitespace-character-count="2241"/>
  </office:meta>
</office:document-meta>
</file>